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 draw:fit-to-size="false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6.043cm" svg:y1="3.539cm" svg:x2="7.5cm" svg:y2="3.5cm" draw:start-shape="id1" draw:start-glue-point="1" draw:end-shape="id2" svg:d="M6043 3539l1457-39">
          <text:p/>
        </draw:connector>
        <draw:rect draw:style-name="gr2" draw:text-style-name="P2" xml:id="id1" draw:id="id1" draw:layer="layout" svg:width="4.643cm" svg:height="2.878cm" svg:x="1.4cm" svg:y="2.1cm">
          <text:p text:style-name="P1"><text:span text:style-name="T1">Start</text:span></text:p>
        </draw:rect>
        <draw:rect draw:style-name="gr2" draw:text-style-name="P2" xml:id="id3" draw:id="id3" draw:layer="layout" svg:width="4.643cm" svg:height="2.878cm" svg:x="11.5cm" svg:y="2.1cm">
          <text:p text:style-name="P1"><text:span text:style-name="T1">Camera selected</text:span></text:p>
        </draw:rect>
        <draw:circle draw:style-name="gr3" draw:text-style-name="P1" xml:id="id2" draw:id="id2" draw:layer="layout" svg:width="2.6cm" svg:height="2.6cm" svg:x="7.5cm" svg:y="2.2cm">
          <text:p text:style-name="P1"><text:s/><text:span text:style-name="T2">Button Select </text:span><text:span text:style-name="T2"><text:line-break/></text:span><text:span text:style-name="T2">camera pressed</text:span></text:p>
        </draw:circle>
        <draw:connector draw:style-name="gr1" draw:text-style-name="P1" draw:layer="layout" draw:type="line" svg:x1="10.1cm" svg:y1="3.5cm" svg:x2="11.5cm" svg:y2="3.539cm" draw:start-shape="id2" draw:start-glue-point="1" draw:end-shape="id3" draw:end-glue-point="3" svg:d="M10100 3500l1400 39">
          <text:p/>
        </draw:connector>
        <draw:rect draw:style-name="gr2" draw:text-style-name="P2" xml:id="id5" draw:id="id5" draw:layer="layout" svg:width="4.643cm" svg:height="2.878cm" svg:x="22.057cm" svg:y="2.122cm">
          <text:p text:style-name="P1"><text:span text:style-name="T1">Browse / Edit Output</text:span></text:p>
        </draw:rect>
        <draw:circle draw:style-name="gr3" draw:text-style-name="P1" xml:id="id4" draw:id="id4" draw:layer="layout" svg:width="2.6cm" svg:height="2.6cm" svg:x="17.9cm" svg:y="2.3cm">
          <text:p text:style-name="P1"><text:s/><text:span text:style-name="T3">Button Browse / </text:span></text:p>
          <text:p text:style-name="P1"><text:span text:style-name="T3">Edit pressed</text:span></text:p>
          <text:p text:style-name="P1"><text:span text:style-name="T2"/></text:p>
        </draw:circle>
        <draw:connector draw:style-name="gr1" draw:text-style-name="P1" draw:layer="layout" draw:type="line" svg:x1="16.143cm" svg:y1="3.539cm" svg:x2="17.9cm" svg:y2="3.6cm" draw:start-shape="id3" draw:start-glue-point="1" draw:end-shape="id4" draw:end-glue-point="3" svg:d="M16143 3539l1757 61">
          <text:p/>
        </draw:connector>
        <draw:connector draw:style-name="gr1" draw:text-style-name="P1" draw:layer="layout" draw:type="line" svg:x1="20.5cm" svg:y1="3.6cm" svg:x2="22.057cm" svg:y2="3.561cm" draw:start-shape="id4" draw:end-shape="id5" svg:d="M20500 3600l1557-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lf Meyer</meta:initial-creator>
    <meta:creation-date>2024-02-28T16:40:43.86</meta:creation-date>
    <dc:date>2024-02-28T17:44:49.44</dc:date>
    <dc:creator>Rolf Meyer</dc:creator>
    <meta:editing-duration>PT1H4M5S</meta:editing-duration>
    <meta:editing-cycles>3</meta:editing-cycles>
    <meta:generator>OpenOffice/4.1.15$Win32 OpenOffice.org_project/4115m2$Build-9813</meta:generator>
    <meta:document-statistic meta:object-count="9"/>
  </office:meta>
</office:document-meta>
</file>